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sh</text:p>
      <text:p text:style-name="Standard"/>
      <text:p text:style-name="Standard">set -u</text:p>
      <text:p text:style-name="Standard">set -e</text:p>
      <text:p text:style-name="Standard"/>
      <text:p text:style-name="Standard"># Add a console on tty1</text:p>
      <text:p text:style-name="Standard">if [ -e ${TARGET_DIR}/etc/inittab ]; then</text:p>
      <text:p text:style-name="Standard"><text:s text:c="4"/>grep -qE '^tty1::' ${TARGET_DIR}/etc/inittab || \</text:p>
      <text:p text:style-name="Standard"><text:tab/>sed -i '/GENERIC_SERIAL/a\</text:p>
      <text:p text:style-name="Standard">tty1::respawn:/sbin/getty -L <text:s/>tty1 0 vt100 # HDMI console' ${TARGET_DIR}/etc/inittab</text:p>
      <text:p text:style-name="Standard">fi</text:p>
      <text:p text:style-name="Standard"/>
      <text:p text:style-name="Standard"/>
      <text:p text:style-name="Standard"/>
      <text:p text:style-name="Standard">## PermitRootLogin for ssh</text:p>
      <text:p text:style-name="Standard">sed -i '/#PermitRootLogin prohibit-password/c\PermitRootLogin yes' output/target/etc/ssh/sshd_config </text:p>
      <text:p text:style-name="Standard"/>
      <text:p text:style-name="Standard">## change prompt to mp3-shell </text:p>
      <text:p text:style-name="Standard">sed -i "/export PS1=/c\ <text:s text:c="16"/>export PS1='\\\e[0;31mmp3-player&gt; \\\e[m '" <text:s/>output/target/etc/profile</text:p>
      <text:p text:style-name="Standard"/>
      <text:p text:style-name="Standard">## aliasing ls -lah</text:p>
      <text:p text:style-name="Standard">aliasDir="root/mp3_player"</text:p>
      <text:p text:style-name="Standard">echo 'alias las="ls -lah"' &gt;&gt; output/target/etc/profile</text:p>
      <text:p text:style-name="Standard">if [ ! -d "${TARGET_DIR}/${aliasDir}" ]; then</text:p>
      <text:p text:style-name="Standard"><text:tab/>sudo mkdir ${TARGET_DIR}/${aliasDir}</text:p>
      <text:p text:style-name="Standard">fi</text:p>
      <text:p text:style-name="Standard"/>
      <text:p text:style-name="Standard">sudo cp $(dirname $0)/playmusic/S50-playmusic-daemon-service ${TARGET_DIR}/etc/init.d/</text:p>
      <text:p text:style-name="Standard">sudo chmod 777 ${TARGET_DIR}/etc/init.d/S50-playmusic-daemon-service</text:p>
      <text:p text:style-name="Standard">sudo cp $(dirname $0)/playmusic/playmusic* ${TARGET_DIR}/${aliasDir}</text:p>
      <text:p text:style-name="Standard">sudo cp $(dirname $0)/playmusic/*.mp3 ${TARGET_DIR}/${aliasDir}</text:p>
      <text:p text:style-name="Standard">sudo cp $(dirname $0)/playmusic/detectUSB ${TARGET_DIR}/${aliasDir}</text:p>
      <text:p text:style-name="Standard">sudo cp $(dirname $0)/playmusic/startBluetooth ${TARGET_DIR}/${aliasDir}</text:p>
      <text:p text:style-name="Standard">sudo chmod -R 777 ${TARGET_DIR}/root</text:p>
      <text:p text:style-name="Standard">## music installed </text:p>
      <text:p text:style-name="Standard"/>
      <text:p text:style-name="Standard">################# Enabling Wifi #######################################</text:p>
      <text:p text:style-name="Standard">if [ ! -d "${TARGET_DIR}/etc/wpa_supplicant" ]; then</text:p>
      <text:p text:style-name="Standard"><text:tab/>sudo mkdir ${TARGET_DIR}/etc/wpa_supplicant</text:p>
      <text:p text:style-name="Standard">fi</text:p>
      <text:p text:style-name="Standard">sudo chmod 777 ${TARGET_DIR}/etc/wpa_supplicant</text:p>
      <text:p text:style-name="Standard">if [ ! -f "${TARGET_DIR}/etc/wpa_supplicant/wpa_supplicant.conf" ]; then</text:p>
      <text:p text:style-name="Standard"><text:tab/>sudo touch ${TARGET_DIR}/etc/wpa_supplicant/wpa_supplicant.conf</text:p>
      <text:p text:style-name="Standard">fi</text:p>
      <text:p text:style-name="Standard">sudo chmod 777 ${TARGET_DIR}/etc/wpa_supplicant/wpa_supplicant.conf</text:p>
      <text:p text:style-name="Standard">sudo cp package/busybox/S10mdev ${TARGET_DIR}/etc/init.d/S10mdev</text:p>
      <text:p text:style-name="Standard">sudo chmod 777 ${TARGET_DIR}/etc/init.d/S10mdev</text:p>
      <text:p text:style-name="Standard">sudo cp package/busybox/mdev.conf ${TARGET_DIR}/etc/mdev.conf</text:p>
      <text:p text:style-name="Standard">sudo chmod 777 ${TARGET_DIR}/etc/mdev.conf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1:23:56.774437737</meta:creation-date>
    <dc:date>2020-04-12T01:24:58.587513915</dc:date>
    <meta:editing-duration>PT1M5S</meta:editing-duration>
    <meta:editing-cycles>1</meta:editing-cycles>
    <meta:document-statistic meta:table-count="0" meta:image-count="0" meta:object-count="0" meta:page-count="2" meta:paragraph-count="40" meta:word-count="169" meta:character-count="1816" meta:non-whitespace-character-count="1658"/>
    <meta:generator>LibreOffice/6.0.7.3$Linux_X86_64 LibreOffice_project/00m0$Build-3</meta:generator>
  </office:meta>
</office:document-meta>
</file>